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21134a" officeooo:paragraph-rsid="0021134a"/>
    </style:style>
    <style:style style:name="P3" style:family="paragraph" style:parent-style-name="Text_20_body" style:list-style-name="L1">
      <style:text-properties officeooo:rsid="0025a0b2" officeooo:paragraph-rsid="0025a0b2"/>
    </style:style>
    <style:style style:name="T1" style:family="text">
      <style:text-properties fo:font-variant="small-caps"/>
    </style:style>
    <style:style style:name="T2" style:family="text">
      <style:text-properties officeooo:rsid="0021da11"/>
    </style:style>
    <style:style style:name="T3" style:family="text">
      <style:text-properties officeooo:rsid="0022ec72"/>
    </style:style>
    <style:style style:name="T4" style:family="text">
      <style:text-properties officeooo:rsid="00236393"/>
    </style:style>
    <style:style style:name="T5" style:family="text">
      <style:text-properties officeooo:rsid="0025e6f3"/>
    </style:style>
    <style:style style:name="T6" style:family="text">
      <style:text-properties officeooo:rsid="00275693"/>
    </style:style>
    <style:style style:name="T7" style:family="text">
      <style:text-properties fo:font-weight="bold" officeooo:rsid="002778cf"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11:1-47</text:h>
      <text:h text:style-name="Heading_20_2" text:outline-level="2"><text:bookmark text:name="en-GNT-2952"/>Animals That May Be Eaten</text:h>
      <text:list xml:id="list3510447334" text:style-name="L1">
        <text:list-item>
          <text:p text:style-name="P1">The <text:span text:style-name="T1">Lord</text:span> gave Moses and Aaron the following regulations for the people of Israel. You may eat any land animal that has divided hoofs and that also chews the cud, but you must not eat camels, rock badgers, or rabbits. These must be considered unclean; they chew the cud, but do not have divided hoofs. Do not eat pigs. They must be considered unclean; they have divided hoofs, but do not chew the cud. Do not eat these animals or even touch their dead bodies; they are unclean. You may eat any kind of fish that has fins and scales, <text:bookmark text:name="en-GNT-2959"/>but anything living in the water that does not have fins and scales must not be eaten. <text:bookmark text:name="en-GNT-2960"/>Such creatures must be considered unclean. You must not eat them or even touch their dead bodies. <text:bookmark text:name="en-GNT-2961"/>You must not eat anything that lives in the water and does not have fins and scales.<text:bookmark text:name="en-GNT-2962"/> You must not eat any of the following birds: eagles, owls, hawks, falcons; buzzards, vultures, crows; ostriches; seagulls, storks, herons, pelicans, cormorants; hoopoes; or bats.<text:bookmark text:name="en-GNT-2963"/> All winged insects are unclean, <text:bookmark text:name="en-GNT-2964"/>except those that hop. <text:bookmark text:name="en-GNT-2965"/>You may eat locusts, crickets, or grasshoppers. <text:bookmark text:name="en-GNT-2966"/>But all other small things that have wings and also crawl must be considered unclean.<text:bookmark text:name="en-GNT-2967"/> If you touch the dead bodies of the following animals, you will be unclean until evening: all animals with hoofs, unless their hoofs are divided and they chew the cud, and all four-footed animals with paws. If you carry their dead bodies, you must wash your clothes, but you will still be unclean until evening.<text:bookmark text:name="en-GNT-2968"/> Moles, rats, mice, and lizards must be considered unclean. <text:bookmark text:name="en-GNT-2969"/>Whoever touches them or their dead bodies will be unclean until evening. <text:bookmark text:name="en-GNT-2970"/>And if their dead bodies fall on anything, it will be unclean. This applies to any article of wood, cloth, leather, or sacking, no matter what it is used for. It shall be dipped in water, but it will remain unclean until evening. <text:bookmark text:name="en-GNT-2971"/>And if their bodies fall into a clay pot, everything that is in it shall be unclean, and you must break the pot. <text:bookmark text:name="en-GNT-2972"/>Any food which could normally be eaten, but on which water from such a pot has been poured, will be unclean, and anything drinkable in such a pot is unclean. <text:bookmark text:name="en-GNT-2973"/>Anything on which the dead bodies fall is unclean; a clay stove or oven shall be broken, <text:bookmark text:name="en-GNT-2974"/>but a spring or a cistern remains clean, although anything else that touches their dead bodies is unclean. <text:bookmark text:name="en-GNT-2975"/>If one of them falls on seed that is going to be planted, the seed remains clean. <text:bookmark text:name="en-GNT-2976"/>But if the seed is soaking in water and one of them falls on it, the seed is unclean.<text:bookmark text:name="en-GNT-2977"/> If any animal that may be eaten dies, anyone who touches it will be unclean until evening.<text:bookmark text:name="en-GNT-2978"/> And if any of you eat any part of the animal, you must wash your clothes, but you will still be unclean until evening; any of you who carry the dead body must wash your clothes, but you will still be unclean until evening.<text:bookmark text:name="en-GNT-2979"/> You must not eat any of the small animals that move on the ground,<text:bookmark text:name="en-GNT-2980"/> whether they crawl, or walk on four legs, or have many legs. <text:bookmark text:name="en-GNT-2981"/>Do not make yourselves unclean by eating any of these. <text:bookmark text:name="en-GNT-2982"/>I am the <text:span text:style-name="T1">Lord</text:span> your God, and you must keep yourselves holy, because I am holy. <text:bookmark text:name="en-GNT-2983"/>I am the <text:span text:style-name="T1">Lord</text:span> who brought you out of Egypt so that I could be your God. You must be holy, because I am holy.<text:bookmark text:name="en-GNT-2984"/> This, then, is the law about animals and birds, about everything that lives in the water, and everything that moves on the ground. <text:bookmark text:name="en-GNT-2985"/>You must be careful to distinguish between what is ritually clean and unclean, between animals that may be eaten and those that may not.</text:p>
        </text:list-item>
        <text:list-item>
          <text:p text:style-name="P2">In this chapter we see instructions given to Moses and Aaron for the people of Israel. There were clean and unclean animals, the clean were to be eaten but not the unclean. Anyone that comes into contact with an unclean animal was to wash themselves and the clothes but they <text:soft-page-break/>would remain unclean until evening. <text:span text:style-name="T2">If a clay pot was to come in contact with </text:span><text:span text:style-name="T3">an unlean animal, it was to be destroyed. </text:span><text:span text:style-name="T4">Many other scenarios were given.</text:span></text:p>
        </text:list-item>
        <text:list-item>
          <text:p text:style-name="P3">Nowadays things have changed, you eat according to your faith i.e. if your faith approves then it’s alright but if it doesn’t them it’s sin. <text:span text:style-name="T5">We should also not judge someone because of what they eat and we shouldn’t be judged because of what we eat. </text:span><text:span text:style-name="T6">This difference in what people ate was causing divisions and Paul in the new testament brought the eating by faith thing and not judging others </text:span><text:span text:style-name="T7">Romans 14:1-12.</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5T06:56:41.178422767</meta:creation-date>
    <dc:date>2022-03-15T07:29:44.354682302</dc:date>
    <meta:editing-duration>PT32M56S</meta:editing-duration>
    <meta:editing-cycles>12</meta:editing-cycles>
    <meta:generator>LibreOffice/6.4.7.2$Linux_X86_64 LibreOffice_project/40$Build-2</meta:generator>
    <meta:document-statistic meta:table-count="0" meta:image-count="0" meta:object-count="0" meta:page-count="2" meta:paragraph-count="5" meta:word-count="796" meta:character-count="4311" meta:non-whitespace-character-count="3523"/>
  </office:meta>
</office:document-meta>
</file>